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68%" style:writing-mode="lr-tb"/>
    </style:style>
    <style:style style:name="P2" style:family="paragraph" style:parent-style-name="Text_20_body">
      <style:paragraph-properties fo:margin-top="0cm" fo:margin-bottom="0cm" style:contextual-spacing="false" fo:line-height="16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8761d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ff0000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18131e6a-fb01-c09f-85ce-1ff0db32f5da"/></text:p>
      <text:p text:style-name="P1"><text:span text:style-name="T1">Thank you for contacting 360 Degree Cloud !</text:span><text:span text:style-name="T3"> </text:span><text:span text:style-name="T1">(Initial)</text:span></text:p>
      <text:p text:style-name="P1"><text:span text:style-name="T4">I am------------ and will be your point of contact. </text:span><text:span text:style-name="T2"> </text:span></text:p>
      <text:p text:style-name="Text_20_body"/>
      <text:p text:style-name="P2">Before proceeding further could you please provide me with your Name, Company Name, Email id and Phone number? (Info)</text:p>
      <text:p text:style-name="Text_20_body"/>
      <text:p text:style-name="P2">Thanks a lot for sharing the information. (Thanks)</text:p>
      <text:p text:style-name="Text_20_body"/>
      <text:p text:style-name="P2">Can you please specify which product you are looking for eg Salesforce services, SMS App, Merge Duplicate App, Verify the Email App ? (Product)</text:p>
      <text:p text:style-name="Text_20_body"/>
      <text:p text:style-name="P2">Before sharing price of SMS App, I would like to ask few queries (SMS_Query)</text:p>
      <text:p text:style-name="P2">From which country you will be sending the messages? (From)</text:p>
      <text:p text:style-name="P2">To which countries you will be sending the messages?(To)</text:p>
      <text:p text:style-name="P2">What kind of volume per month you are looking for? (Volume)</text:p>
      <text:p text:style-name="P2">Are you looking for a Toll Free Number or a Virtual number? (Number)</text:p>
      <text:p text:style-name="Text_20_body"/>
      <text:p text:style-name="P2">Looking for more details? we can arrange a call for you with our sales team. (Call) </text:p>
      <text:p text:style-name="P2">*************</text:p>
      <text:p text:style-name="P4">Provide Standard :</text:p>
      <text:p text:style-name="P4">SMS Pricing - </text:p>
      <text:p text:style-name="P4">VTM Pricing -</text:p>
      <text:p text:style-name="P4">Merge App Pricing-</text:p>
      <text:p text:style-name="Text_20_body"/>
      <text:p text:style-name="P3">We provide screen share support, email support and skype support (Support)</text:p>
      <text:p text:style-name="Text_20_body"/>
      <text:p text:style-name="P3">Did you got a chance to look at our demo? (Demo)</text:p>
      <text:p text:style-name="Text_20_body"><text:line-break/></text:p>
      <text:p text:style-name="P5"><text:span text:style-name="T1">Watch our 360 SMS App Demo -</text:span><text:a xlink:type="simple" xlink:href="https://www.youtube.com/watch?v=xbtbo5sp9n8&amp;t=30s"><text:span text:style-name="T5">https://www.youtube.com/watch?v=xbtbo5sp9n8&amp;t=30s</text:span></text:a><text:span text:style-name="T2"> </text:span><text:span text:style-name="T1">(SMS_Demo)</text:span></text:p>
      <text:p text:style-name="Text_20_body"><text:line-break/></text:p>
      <text:p text:style-name="P5"><text:span text:style-name="T1">Watch our 360 Merge Duplicate App Demo- </text:span><text:a xlink:type="simple" xlink:href="https://www.youtube.com/watch?v=goSlCCjtZnU"><text:span text:style-name="T5">https://www.youtube.com/watch?v=goSlCCjtZnU</text:span></text:a><text:span text:style-name="T2"> </text:span><text:span text:style-name="T1">(Merge_Demo)</text:span></text:p>
      <text:p text:style-name="Text_20_body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21:40.747004972</meta:creation-date>
    <dc:date>2017-03-23T17:22:16.519873940</dc:date>
    <meta:editing-duration>P0D</meta:editing-duration>
    <meta:editing-cycles>1</meta:editing-cycles>
    <meta:document-statistic meta:table-count="0" meta:image-count="0" meta:object-count="0" meta:page-count="2" meta:paragraph-count="23" meta:word-count="194" meta:character-count="1203" meta:non-whitespace-character-count="1022"/>
    <meta:generator>LibreOffice/4.2.8.2$Linux_X86_64 LibreOffice_project/420m0$Build-2</meta:generator>
  </office:meta>
</office:document-meta>
</file>